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Grande" svg:font-family="LucidaGrand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262626" style:font-name="LucidaGrande" fo:font-size="13pt" style:font-name-asian="LucidaGrande" style:font-size-asian="13pt" style:font-name-complex="LucidaGrande" style:font-size-complex="13pt"/>
    </style:style>
    <style:style style:name="P2" style:family="paragraph" style:parent-style-name="Standard" style:list-style-name="">
      <style:paragraph-properties style:text-autospace="none"/>
      <style:text-properties fo:color="#262626" style:font-name="LucidaGrande" fo:font-size="13pt" style:font-name-asian="LucidaGrande" style:font-size-asian="13pt" style:font-name-complex="LucidaGrande" style:font-size-complex="13pt"/>
    </style:style>
    <style:style style:name="P3" style:family="paragraph" style:parent-style-name="Standard" style:list-style-name="L1">
      <style:paragraph-properties style:text-autospace="none"/>
      <style:text-properties fo:color="#262626" style:font-name="LucidaGrande" fo:font-size="13pt" style:font-name-asian="LucidaGrande" style:font-size-asian="13pt" style:font-name-complex="LucidaGrande" style:font-size-complex="13pt"/>
    </style:style>
    <style:style style:name="P4" style:family="paragraph" style:parent-style-name="Standard" style:list-style-name="">
      <style:paragraph-properties style:text-autospace="none"/>
    </style:style>
    <style:style style:name="T1" style:family="text">
      <style:text-properties fo:color="#262626" style:font-name="LucidaGrande" fo:font-size="13pt" style:font-name-asian="LucidaGrande" style:font-size-asian="13pt" style:font-name-complex="LucidaGrande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608492039" text:style-name="L1">
        <text:list-item>
          <text:p text:style-name="P3">Регистрация:</text:p>
        </text:list-item>
      </text:list>
      <text:p text:style-name="P1"><text:tab/>Клиент отправляет обязательные поля:</text:p>
      <text:p text:style-name="P1"><text:tab/><text:tab/>DEVICE_ID: String = UUID</text:p>
      <text:p text:style-name="P1"><text:tab/><text:tab/>MSG_TYPE = register</text:p>
      <text:p text:style-name="P1"><text:tab/><text:tab/>GEO_LAT: Double = GPS.Latitude</text:p>
      <text:p text:style-name="P1"><text:tab/><text:tab/>GEO_LNG: Double = GPS.Longitude</text:p>
      <text:p text:style-name="P1"><text:tab/><text:tab/>TIMESTAMP: LONG = время в миллисекундах от эпохи (UNIX style)</text:p>
      <text:p text:style-name="P1"><text:tab/><text:tab/>PAYLOAD: String = XML пользователя без пробелов</text:p>
      <text:p text:style-name="P1"><text:tab/>Ответ сервера</text:p>
      <text:p text:style-name="P1"><text:tab/><text:tab/>STATUS: String = {OK|ERROR} — обязательное поле</text:p>
      <text:p text:style-name="P1"><text:tab/><text:tab/>MSG: String (в случае если статус не равен OK)</text:p>
      <text:p text:style-name="P1"><text:tab/><text:tab/>USER_ID: String = идентификатор клиента</text:p>
      <text:list xml:id="list266006209" text:continue-numbering="true" text:style-name="L1">
        <text:list-item>
          <text:p text:style-name="P3">Отправка сообщения</text:p>
        </text:list-item>
      </text:list>
      <text:p text:style-name="P1"><text:tab/>Клиент заполняет обязательные поля:</text:p>
      <text:p text:style-name="P1"><text:tab/><text:tab/>USER_ID: String = идентификатор клиента</text:p>
      <text:p text:style-name="P1"><text:tab/><text:tab/>MSG_TYPE = post</text:p>
      <text:p text:style-name="P1"><text:tab/><text:tab/>PAYLOAD: String = XML сообщения без пробелов</text:p>
      <text:p text:style-name="P1"><text:tab/><text:tab/>DIGEST: String = некая подпись поля PAYLOAD</text:p>
      <text:p text:style-name="P1"><text:tab/><text:tab/>TIMESTAMP: LONG = время в миллисекундах от эпохи (UNIX style) когда пользователь нажал на кнопку</text:p>
      <text:p text:style-name="P1"><text:tab/>Ответ сервера</text:p>
      <text:p text:style-name="P1"><text:tab/><text:tab/>STATUS: String = {OK|ERROR} — обязательное поле</text:p>
      <text:p text:style-name="P1"><text:tab/><text:tab/>MESSAGE_ID: String = идентификатор сообщения (нужен для уточнения сообщения, например, если мы позже загрузим изображение или видео, то нужно знать к какому сообщению оно относится) <text:s/>— обязательное поле</text:p>
      <text:p text:style-name="P1"><text:tab/><text:tab/>MSG: String (в случае если статус не равен OK здесь будет некоторое сообщение об ошибке)</text:p>
      <text:p text:style-name="P1"/>
      <text:p text:style-name="P1"/>
      <text:p text:style-name="P1">XML при регистрации</text:p>
      <text:p text:style-name="P1">&lt;register&gt;</text:p>
      <text:p text:style-name="P1">&lt;person </text:p>
      <text:p text:style-name="P1"><text:tab/>device_id=»» //UUID</text:p>
      <text:p text:style-name="P1"><text:tab/>uchastok=»» //номер УИК</text:p>
      <text:p text:style-name="P1"><text:tab/>name=»» // Full Name</text:p>
      <text:p text:style-name="P1"><text:tab/>email=»» //e-mail</text:p>
      <text:p text:style-name="P1"><text:tab/>phone=»» //get from phone</text:p>
      <text:p text:style-name="P1"><text:tab/>facebook=»»</text:p>
      <text:p text:style-name="P1"><text:tab/>twitter=»»</text:p>
      <text:p text:style-name="P1"><text:tab/>vkontakte=»»</text:p>
      <text:p text:style-name="P1">/&gt;</text:p>
      <text:p text:style-name="P1">&lt;/register&gt;</text:p>
      <text:p text:style-name="P2"/>
      <text:p text:style-name="P2"/>
      <text:p text:style-name="P2"><text:soft-page-break/>1. в каждом сообщении имеются ключи</text:p>
      <text:p text:style-name="P2"/>
      <text:p text:style-name="P2">device_uuid - уникальный ID устройства</text:p>
      <text:p text:style-name="P2">device_key - ключ, выданный устройству при регистрации</text:p>
      <text:p text:style-name="P2">message_type - тип сообщения (у нас всего два типа - регистрация и содержательная информация, поэтому это может быть 0 для регистрации и 1 для всего остального)</text:p>
      <text:p text:style-name="P2">geo_lat - широта</text:p>
      <text:p text:style-name="P2">geo_lng - долгота</text:p>
      <text:p text:style-name="P2">timestamp - UNIX timestamp в миллисекундах</text:p>
      <text:p text:style-name="P2">payload - содержательная часть</text:p>
      <text:p text:style-name="P2"/>
      <text:p text:style-name="P2">2. формат содержательной части (payload) для регистрации должен содержать device id и личные данные пользователя, если он их ввел</text:p>
      <text:p text:style-name="P2"/>
      <text:p text:style-name="P2">3. формат содержательной части для всего остального зависит от того, что именно юзер заполнял в интерфейсе</text:p>
      <text:p text:style-name="P2"/>
      <text:p text:style-name="P2">для формирования интерфейса, в связи с этим, необходимо использовать мета-описание (лучше всего, видимо, в XML-формате), ключи которого у нас и поедут потом в payload</text:p>
      <text:p text:style-name="P2"/>
      <text:p text:style-name="P4"><text:span text:style-name="T1">по описанию интерфейса я сейчас напишу свои соображения в пост про чеклис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Grande" svg:font-family="LucidaGrand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1-23T01:21:46</meta:creation-date>
    <dc:date>2012-01-23T01:40:08</dc:date>
    <meta:editing-duration>PT00H18M22S</meta:editing-duration>
    <meta:editing-cycles>6</meta:editing-cycles>
    <meta:generator>NeoOffice/3.1.2$Unix OpenOffice.org_project/Patch 7</meta:generator>
    <meta:document-statistic meta:table-count="0" meta:image-count="0" meta:object-count="0" meta:page-count="2" meta:paragraph-count="48" meta:word-count="313" meta:character-count="2149"/>
  </office:meta>
</office:document-meta>
</file>